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Courier New" svg:font-family="'Courier New'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247cm" fo:margin-left="-0.191cm" fo:margin-top="0cm" fo:margin-bottom="0cm" table:align="left" style:writing-mode="lr-tb"/>
    </style:style>
    <style:style style:name="Table1.A" style:family="table-column">
      <style:table-column-properties style:column-width="8.12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ist_20_Paragraph" style:list-style-name="WWNum3"/>
    <style:style style:name="P2" style:family="paragraph" style:parent-style-name="List_20_Paragraph">
      <style:text-properties style:font-name="Arial" fo:font-size="11pt" fo:language="fi" fo:country="FI" fo:font-weight="bold" style:font-size-asian="11pt" style:font-weight-asian="bold" style:font-name-complex="Arial2" style:font-size-complex="11pt"/>
    </style:style>
    <style:style style:name="P3" style:family="paragraph" style:parent-style-name="Standard">
      <style:text-properties fo:color="#000080" style:font-name="Arial" fo:font-size="11pt" fo:font-weight="bold" style:font-size-asian="11pt" style:font-weight-asian="bold" style:font-name-complex="Arial2" style:font-size-complex="11pt" style:font-weight-complex="bold"/>
    </style:style>
    <style:style style:name="P4" style:family="paragraph" style:parent-style-name="Standard" style:list-style-name="WWNum1"/>
    <style:style style:name="P5" style:family="paragraph" style:parent-style-name="Standard" style:list-style-name="WWNum2"/>
    <style:style style:name="P6" style:family="paragraph" style:parent-style-name="Standard">
      <style:text-properties style:font-name="Arial" fo:font-size="11pt" fo:language="fi" fo:country="FI" fo:font-weight="bold" style:font-size-asian="11pt" style:font-weight-asian="bold" style:font-name-complex="Arial2" style:font-size-complex="11pt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fo:color="#000080" style:font-name="Arial" fo:font-size="11pt" fo:font-weight="bold" style:font-size-asian="11pt" style:font-weight-asian="bold" style:font-name-complex="Arial2" style:font-size-complex="11pt" style:font-weight-complex="bold"/>
    </style:style>
    <style:style style:name="T2" style:family="text">
      <style:text-properties style:font-name="Arial" fo:font-size="11pt" fo:font-weight="bold" style:font-size-asian="11pt" style:font-weight-asian="bold" style:font-name-complex="Arial2" style:font-size-complex="11pt"/>
    </style:style>
    <style:style style:name="T3" style:family="text">
      <style:text-properties style:font-name="Arial" fo:font-size="11pt" fo:font-weight="bold" style:font-size-asian="11pt" style:font-weight-asian="bold" style:font-name-complex="Arial2" style:font-size-complex="11pt" style:font-weight-complex="bold"/>
    </style:style>
    <style:style style:name="T4" style:family="text">
      <style:text-properties style:font-name="Arial" fo:font-size="11pt" fo:language="fi" fo:country="FI" fo:font-weight="bold" style:font-size-asian="11pt" style:font-weight-asian="bold" style:font-name-complex="Arial2" style:font-size-complex="11pt"/>
    </style:style>
    <style:style style:name="T5" style:family="text">
      <style:text-properties style:font-name="Arial" fo:language="fi" fo:country="FI" fo:font-weight="bold" style:font-weight-asian="bold" style:font-name-complex="Arial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Standard"><text:span text:style-name="T1">VELKOMMEN TIL BOKBUSSEN!</text:span></text:p>
            <text:p text:style-name="Standard"><text:span text:style-name="T1">Bokbussens bibliotektilbud er gratis. Vi har samisk, norsk og finsk utlånsmateriell som: </text:span></text:p>
            <text:p text:style-name="Standard"><text:span text:style-name="T1">bøker, tidskrifter, aviser, CD’er, DVD’er, videofilmer, lydbøker og sakspapirer fra kommunene.</text:span></text:p>
            <text:p text:style-name="P3"/>
            <text:p text:style-name="Standard"><text:span text:style-name="T1">Du kan sjøl søke i katalogene våre, bestille og forlenge lånetida.</text:span></text:p>
            <text:list xml:id="list2712455362" text:style-name="WWNum1">
              <text:list-item text:start-value="1">
                <text:p text:style-name="P4"><text:span text:style-name="T1">finskspråklig materiell:  </text:span><text:a xlink:type="simple" xlink:href="http://www.lapinkirjasto.fi" text:style-name="Internet_20_link" text:visited-style-name="Visited_20_Internet_20_Link"><text:span text:style-name="T3">www.lapinkirjasto.fi</text:span></text:a></text:p>
              </text:list-item>
              <text:list-item>
                <text:p text:style-name="P4"><text:span text:style-name="T1">materiell på andre språk:  </text:span><text:a xlink:type="simple" xlink:href="http://asp.bibits.no/Karasjok-fb" text:style-name="Internet_20_link" text:visited-style-name="Visited_20_Internet_20_Link"><text:span text:style-name="T3">http://asp.bibits.no/Karasjok-fb</text:span></text:a></text:p>
              </text:list-item>
            </text:list>
            <text:p text:style-name="P3"/>
            <text:p text:style-name="Standard"><text:span text:style-name="T1">Lånetida er 6 uker, for DVD’er 3 uker.</text:span></text:p>
            <text:p text:style-name="P3"/>
            <text:p text:style-name="Standard"><text:span text:style-name="T1">Materiell som du har lånt på bussen, eller på et av bibliotekene nedenfor, kan leveres også følgende steder:</text:span></text:p>
            <text:list xml:id="list4269423677" text:style-name="WWNum2">
              <text:list-item text:start-value="1">
                <text:p text:style-name="P5"><text:span text:style-name="T1">bibliotekene i Karasjok, Utsjoki og Lakselv</text:span></text:p>
              </text:list-item>
              <text:list-item>
                <text:p text:style-name="P5"><text:span text:style-name="T1">bokkassene plassert i skolen i Børselv og i butikken K-Härkönen i Karigasniemi.</text:span></text:p>
              </text:list-item>
            </text:list>
            <text:p text:style-name="P3"/>
            <text:p text:style-name="Standard"><text:span text:style-name="T1">I bokbussen brukes samme lånekort som i bibliotekene i Karasjok og i Utsjoki.</text:span></text:p>
            <text:p text:style-name="Standard"/>
          </table:table-cell>
          <table:table-cell table:style-name="Table1.A1" office:value-type="string">
            <text:p text:style-name="Standard"><text:span text:style-name="T2">TERVETTULEMAA KIRJAPYSSHIIN</text:span></text:p>
            <text:p text:style-name="Standard"><text:span text:style-name="T2">Kirjapyssin biblioteekkitarjous oon ilmainen. Meil</text:span><text:span text:style-name="T4">ä oon saamen-, ruijan- ja suomenkielistä lainamateriaalii niin ko: kirjoi, aikakausilehtii, aviissii, CD:itä, DVD:itä, videofilmii, äänikirjoi ja assiidokumenttii komuuniista.</text:span></text:p>
            <text:p text:style-name="P6"/>
            <text:p text:style-name="Standard"><text:span text:style-name="T4">Sie saatat itte hakkeet meiđän kataloogiista, tilata ja piđenttäät laina-aikkaa.</text:span></text:p>
            <text:list xml:id="list3586194880" text:style-name="WWNum3">
              <text:list-item>
                <text:p text:style-name="P1"><text:span text:style-name="T4">suomenkielistä materiaalii:</text:span></text:p>
              </text:list-item>
            </text:list>
            <text:p text:style-name="List_20_Paragraph"><text:a xlink:type="simple" xlink:href="http://www.lapinkirjasto.fi" text:style-name="Internet_20_link" text:visited-style-name="Visited_20_Internet_20_Link"><text:span text:style-name="T3">www.lapinkirjasto.fi</text:span></text:a></text:p>
            <text:list xml:id="list224625622818904" text:continue-numbering="true" text:style-name="WWNum3">
              <text:list-item>
                <text:p text:style-name="P1"><text:span text:style-name="T4">materiaalii toisila kielilä:</text:span></text:p>
              </text:list-item>
            </text:list>
            <text:p text:style-name="List_20_Paragraph"><text:a xlink:type="simple" xlink:href="http://asp.bibits.no/Karasjok-fb" text:style-name="Internet_20_link" text:visited-style-name="Visited_20_Internet_20_Link"><text:span text:style-name="T3">http://asp.bibits.no/Karasjok-fb</text:span></text:a></text:p>
            <text:p text:style-name="P6"/>
            <text:p text:style-name="Standard"><text:span text:style-name="T4">Lainaaika oon 6 viikkoo, ja DVD:ile se oon 3 viikkoo.</text:span></text:p>
            <text:p text:style-name="P6"/>
            <text:p text:style-name="Standard"><text:span text:style-name="T4">Materiaalii mitä olet lainanu pyssistä tahi näistä tässä mainitetuista biblioteekiistä, saatat vieđä näihiin paikkhoin:</text:span></text:p>
            <text:list xml:id="list224626600579081" text:continue-numbering="true" text:style-name="WWNum3">
              <text:list-item>
                <text:p text:style-name="P1"><text:span text:style-name="T4">Kaarasjoven, Utsjoven ja Lemmijoven biblioteekkhiin</text:span></text:p>
              </text:list-item>
              <text:list-item>
                <text:p text:style-name="P1"><text:span text:style-name="T4">Pyssyjoven koulhuun ja K-Härkösen kaupphaan Karigasniemessä mistä löyđät kirjakassat.</text:span></text:p>
              </text:list-item>
            </text:list>
            <text:p text:style-name="P2"/>
            <text:p text:style-name="Standard"><text:span text:style-name="T4">Kirjapyssissä käytethään sammaa lainakorttii ko Kaarasjoven ja Utsjoven biblioteekiissä.</text:span><text:bookmark text:name="_GoBack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Courier New" svg:font-family="'Courier New'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language-asian="nb" style:country-asian="NO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weight="bold" style:font-name-asian="Calibri1" style:font-family-asian="Calibri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erje Aronsen</meta:initial-creator>
    <dc:creator>Terje Aronsen</dc:creator>
    <meta:editing-cycles>1</meta:editing-cycles>
    <meta:creation-date>2012-11-13T06:43:00</meta:creation-date>
    <dc:date>2012-11-13T07:30:00</dc:date>
    <meta:editing-duration>PT47M</meta:editing-duration>
    <meta:generator>LibreOffice/6.4.6.2$Linux_X86_64 LibreOffice_project/40$Build-2</meta:generator>
    <meta:document-statistic meta:table-count="1" meta:image-count="0" meta:object-count="0" meta:page-count="1" meta:paragraph-count="23" meta:word-count="199" meta:character-count="1566" meta:non-whitespace-character-count="1395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